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8. Dar Dica</text:h>
      <text:p text:style-name="Text_20_body"/>
      <text:h text:style-name="Heading_20_2" text:outline-level="2">Descrição:</text:h>
      <text:p text:style-name="Text_20_body"><text:tab/>O viajante pode dar uma dica relacionada a um tema específico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que ira receber a dica deve estar cadastrado no sistema. Os temas a serem a <text:s text:c="3"/><text:tab/> <text:s text:c="4"/>valiados podem ser:</text:p>
      <text:p text:style-name="Text_20_body"><text:tab/><text:tab/>Viagem;</text:p>
      <text:p text:style-name="Text_20_body"><text:tab/><text:tab/>Roteiro;</text:p>
      <text:p text:style-name="Text_20_body"><text:tab/><text:tab/>Estabelecimento;</text:p>
      <text:p text:style-name="Text_20_body"><text:tab/><text:tab/>Ponto Turístico;</text:p>
      <text:p text:style-name="Text_20_body"><text:tab/></text:p>
      <text:h text:style-name="Heading_20_2" text:outline-level="2">Fluxo Principal[Dar Dica]:</text:h>
      <text:p text:style-name="Text_20_body"><text:tab/>1 - O viajante seleciona a opção de dar dica relacionada ao tema desejado.</text:p>
      <text:p text:style-name="Text_20_body"><text:tab/>2 - O sistema exibe a tela onde o viajante escreverá a dica.</text:p>
      <text:p text:style-name="Text_20_body"><text:tab/>3 - O viajante escreve a dica e clica em salvar.</text:p>
      <text:p text:style-name="Text_20_body"><text:tab/>4 - O sistema exibe os dados do objeto que teve a dica atribuida e mostra todas as dicas <text:tab/> <text:s/><text:tab/> <text:s text:c="4"/>relacion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0:08</meta:creation-date>
    <meta:document-statistic meta:table-count="0" meta:image-count="0" meta:object-count="0" meta:page-count="1" meta:paragraph-count="19" meta:word-count="124" meta:character-count="708"/>
    <dc:date>2009-06-11T09:42:32</dc:date>
    <meta:editing-duration>PT00H02M24S</meta:editing-duration>
    <meta:editing-cycles>1</meta:editing-cycles>
    <meta:generator>OpenOffice.org/3.0$Unix OpenOffice.org_project/300m15$Build-9379</meta:generator>
  </office:meta>
</office:document-meta>
</file>